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5.245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choconverte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Vc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MetzConnect_Type094_RT03505HBLU_1x05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aple_Mini (2x20 pin header and sock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le_Mi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MetzConnect_Type094_RT03505HBLU_1x05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C3,C1</text:p>
          </table:table-cell>
          <table:table-cell office:value-type="string" calcext:value-type="string">
            <text:p>CP_EIA-7343-31_Kemet-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/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S64-SSH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U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5T13:18:10.727544601</dc:date>
    <meta:editing-duration>PT11M22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